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fill-color="#eb613d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000000" draw:marker-start="Arrow" draw:marker-start-width="0.452cm" draw:marker-end="Arrow" draw:marker-end-width="0.452cm" draw:fill="solid" draw:fill-color="#eb613d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02cm" svg:stroke-color="#000000" draw:marker-start="Arrow" draw:marker-start-width="0.452cm" draw:marker-end="Arrow" draw:marker-end-width="0.452cm" draw:fill="solid" draw:fill-color="#eb613d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6pt" style:font-size-asian="18pt" style:font-size-complex="18pt"/>
    </style:style>
    <style:style style:name="P2" style:family="paragraph">
      <style:paragraph-properties fo:text-align="center"/>
      <style:text-properties fo:font-size="26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842cm" svg:height="3.429cm" svg:x="3.413cm" svg:y="21.193cm">
          <text:p text:style-name="P1">Firefox</text:p>
          <text:p text:style-name="P1">Add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6.985cm" svg:height="3.937cm" svg:x="8.112cm" svg:y="14.462cm">
          <text:p text:style-name="P1">Сервер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461cm" svg:height="6.731cm" svg:x="14.208cm" svg:y="3.54cm">
          <text:p text:style-name="P2">Free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9.652cm" svg:height="3.683cm" svg:x="1.635cm" svg:y="7.096cm">
          <text:p text:style-name="P2">API распознования</text:p>
          <text:p text:style-name="P2">сущностей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5" draw:text-style-name="P3" draw:layer="layout" svg:x1="6.588cm" svg:y1="20.812cm" svg:x2="9.001cm" svg:y2="18.653cm">
          <text:p/>
        </draw:line>
        <draw:line draw:style-name="gr5" draw:text-style-name="P3" draw:layer="layout" svg:x1="10.906cm" svg:y1="19.034cm" svg:x2="8.239cm" svg:y2="21.32cm">
          <text:p/>
        </draw:line>
        <draw:line draw:style-name="gr6" draw:text-style-name="P3" draw:layer="layout" svg:x1="10.144cm" svg:y1="13.954cm" svg:x2="7.858cm" svg:y2="11.414cm">
          <text:p/>
        </draw:line>
        <draw:line draw:style-name="gr7" draw:text-style-name="P3" draw:layer="layout" svg:x1="13.065cm" svg:y1="13.954cm" svg:x2="14.97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ebits </meta:initial-creator>
    <meta:creation-date>2012-10-07T17:24:16</meta:creation-date>
    <dc:date>2012-10-07T17:29:53</dc:date>
    <dc:creator>thebits </dc:creator>
    <meta:editing-duration>P0D</meta:editing-duration>
    <meta:editing-cycles>1</meta:editing-cycles>
    <meta:document-statistic meta:object-count="8"/>
    <meta:generator>LibreOffice/3.5$Linux_X86_64 LibreOffice_project/350m1$Build-2</meta:generator>
  </office:meta>
</office:document-meta>
</file>